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tab/>Failure List of CS 33006 Computer Networks</text:p>
      <text:p text:style-name="Standard"/>
      <text:p text:style-name="Standard"/>
      <text:p text:style-name="Standard"><draw:frame draw:style-name="fr1" draw:name="Object1" text:anchor-type="paragraph" svg:x="0.2382in" svg:y="0in" svg:width="5.661in" svg:height="0.607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Remarks : The person failed in laboratory. </text:p>
      <text:p text:style-name="Standard"/>
      <text:p text:style-name="Standard"/>
      <text:p text:style-name="Standard"/>
      <text:p text:style-name="Standard">Signature <text:tab/><text:tab/><text:tab/><text:tab/><text:tab/><text:tab/><text:tab/>Signature of Head. </text:p>
      <text:p text:style-name="Standard">Dt : 5.5.200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" svg:font-family="'Luxi Sans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none" style:country-asian="none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meta:creation-date>2006-05-05T15:11:13</meta:creation-date>
    <dc:date>2006-05-05T15:17:46</dc:date>
    <dc:language>en-US</dc:language>
    <meta:editing-cycles>2</meta:editing-cycles>
    <meta:editing-duration>PT6M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4" meta:word-count="19" meta:character-count="1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/>
    <style:font-face style:name="Luxi Sans1" svg:font-family="'Luxi Sans'" style:font-family-generic="swiss"/>
    <style:font-face style:name="Luxi Sans2" svg:font-family="'Luxi Sans'" style:font-pitch="variable"/>
    <style:font-face style:name="Luxi Sans" svg:font-family="'Luxi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65in"/>
    </style:style>
    <style:style style:name="co3" style:family="table-column">
      <style:table-column-properties fo:break-before="auto" style:column-width="0.741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Nimbus Roman No9 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Luxi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4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2" office:value-type="string">
            <text:p>02CS1002 </text:p>
          </table:table-cell>
          <table:table-cell table:style-name="ce2" office:value-type="string">
            <text:p>NITESH NANDY </text:p>
          </table:table-cell>
          <table:table-cell table:style-name="ce3" office:value-type="string">
            <text:p>F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/>
    <style:font-face style:name="Luxi Sans1" svg:font-family="'Luxi Sans'" style:font-family-generic="swiss"/>
    <style:font-face style:name="Luxi Sans2" svg:font-family="'Luxi Sans'" style:font-pitch="variable"/>
    <style:font-face style:name="Luxi Sans" svg:font-family="'Luxi Sans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2" style:language-asian="none" style:country-asian="none" style:font-name-complex="Luxi Sans2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>
      <style:table-cell-properties style:rotation-align="none"/>
      <style:text-properties style:font-name="Luxi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5">05/05/2006</text:date>, <text:time>15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